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4.032cm"/>
    </style:style>
    <style:style style:name="Tabla1.B" style:family="table-column">
      <style:table-column-properties style:column-width="3.417cm"/>
    </style:style>
    <style:style style:name="Tabla1.C" style:family="table-column">
      <style:table-column-properties style:column-width="3.888cm"/>
    </style:style>
    <style:style style:name="Tabla1.D" style:family="table-column">
      <style:table-column-properties style:column-width="5.664cm"/>
    </style:style>
    <style:style style:name="Tabla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Tabla1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P1" style:family="paragraph" style:parent-style-name="Heading_20_2">
      <style:paragraph-properties fo:margin-left="0cm" fo:margin-right="0cm" fo:margin-top="0.847cm" fo:margin-bottom="0.423cm" style:contextual-spacing="false" fo:text-indent="0cm" style:auto-text-indent="false"/>
    </style:style>
    <style:style style:name="P2" style:family="paragraph" style:parent-style-name="Heading_20_3">
      <style:paragraph-properties fo:margin-left="0cm" fo:margin-right="0cm" fo:margin-top="0.847cm" fo:margin-bottom="0.423cm" style:contextual-spacing="false" fo:text-indent="0cm" style:auto-text-indent="false"/>
    </style:style>
    <style:style style:name="P3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Table_20_Contents">
      <style:paragraph-properties fo:margin-left="0cm" fo:margin-right="0cm" style:line-height-at-least="0.661cm" fo:text-indent="0cm" style:auto-text-indent="false"/>
    </style:style>
    <style:style style:name="P5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>
      <style:paragraph-properties fo:margin-left="0cm" fo:margin-right="0cm" fo:margin-top="0.423cm" fo:margin-bottom="0.423cm" style:contextual-spacing="false" fo:text-indent="0cm" style:auto-text-indent="false"/>
    </style:style>
    <style:style style:name="P16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7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8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9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0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1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2" style:family="paragraph" style:parent-style-name="Text_20_body" style:list-style-name="L15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23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4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5" style:family="paragraph" style:parent-style-name="Text_20_body" style:list-style-name="L17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26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7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8" style:family="paragraph" style:parent-style-name="Text_20_body" style:list-style-name="L2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9" style:family="paragraph" style:parent-style-name="Text_20_body" style:list-style-name="L2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0" style:family="paragraph" style:parent-style-name="Text_20_body" style:list-style-name="L21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31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2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3" style:family="paragraph" style:parent-style-name="Text_20_body" style:list-style-name="L23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34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5" style:family="paragraph" style:parent-style-name="Text_20_body" style:list-style-name="L24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36" style:family="paragraph" style:parent-style-name="Text_20_body" style:list-style-name="L2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7" style:family="paragraph" style:parent-style-name="Text_20_body" style:list-style-name="L2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8" style:family="paragraph" style:parent-style-name="Text_20_body" style:list-style-name="L26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39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04c459" officeooo:paragraph-rsid="0004c459"/>
    </style:style>
    <style:style style:name="T1" style:family="text">
      <style:text-properties officeooo:rsid="0002381e"/>
    </style:style>
    <style:style style:name="T2" style:family="text">
      <style:text-properties officeooo:rsid="000431f5"/>
    </style:style>
    <style:style style:name="T3" style:family="text">
      <style:text-properties loext:padding="0cm" loext:border="none"/>
    </style:style>
    <style:style style:name="T4" style:family="text">
      <style:text-properties loext:padding="0.049cm" loext:border-left="2.24pt solid #ffffff" loext:border-right="2.24pt solid #ffffff" loext:border-top="1.5pt solid #ffffff" loext:border-bottom="1.5pt solid #ffffff"/>
    </style:style>
    <style:style style:name="T5" style:family="text">
      <style:text-properties officeooo:rsid="0004c45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⚠️ Advertencia de Seguridad Crítica:</text:span>El manejo de malware real conlleva riesgos significativos. Este curso promueve el uso de<text:span text:style-name="Strong_20_Emphasis">archivos de prueba inocuos (como EICAR)</text:span>y muestras controladas en<text:span text:style-name="Strong_20_Emphasis">entornos completamente aislados</text:span>. La ejecución de malware real debe reservarse<text:span text:style-name="Strong_20_Emphasis">únicamente</text:span>para laboratorios especializados y con fines estrictamente educativos.</text:p>
      <text:p text:style-name="Horizontal_20_Line"/>
      <text:h text:style-name="P1" text:outline-level="2"><text:span text:style-name="Strong_20_Emphasis">🧠 Módulo 1 — Conceptos Fundamentales de Malware</text:span></text:h>
      <text:h text:style-name="P2" text:outline-level="3"><text:span text:style-name="Strong_20_Emphasis">Objetivos Didácticos</text:span></text:h>
      <text:list text:style-name="L10">
        <text:list-item>
          <text:p text:style-name="P16">Comprender la definición y los objetivos del malware.</text:p>
        </text:list-item>
        <text:list-item>
          <text:p text:style-name="P16">Diferenciar los principales tipos de malware: virus, troyanos, ransomware, rootkits, spyware y adware.</text:p>
        </text:list-item>
        <text:list-item>
          <text:p text:style-name="P16">Distinguir entre las metodologías de análisis estático y dinámico.</text:p>
        </text:list-item>
        <text:list-item>
          <text:p text:style-name="P16">Reconocer las buenas prácticas de seguridad defensiva.</text:p>
        </text:list-item>
      </text:list>
      <text:h text:style-name="P2" text:outline-level="3"><text:span text:style-name="Strong_20_Emphasis">Contenidos Conceptuales Clave</text:span></text:h>
      <text:list text:style-name="L11">
        <text:list-item>
          <text:p text:style-name="P17"><text:span text:style-name="Strong_20_Emphasis">Malware</text:span>: Software diseñado con la intención de dañar, explotar o comprometer la confidencialidad, integridad o disponibilidad de un sistema o sus datos.</text:p>
        </text:list-item>
        <text:list-item>
          <text:p text:style-name="P17"><text:span text:style-name="Strong_20_Emphasis">Virus</text:span>: Se adjunta a archivos legítimos y se replica para infectar otros. Requiere la intervención del usuario para propagarse.</text:p>
        </text:list-item>
        <text:list-item>
          <text:p text:style-name="P17"><text:span text:style-name="Strong_20_Emphasis">Troyano</text:span>: Se disfraza de software legítimo o útil para engañar al usuario y ejecutar acciones maliciosas.</text:p>
        </text:list-item>
        <text:list-item>
          <text:p text:style-name="P17"><text:span text:style-name="Strong_20_Emphasis">Ransomware</text:span>: Cifra los archivos de la víctima y exige un rescate a cambio de la clave de descifrado.</text:p>
        </text:list-item>
        <text:list-item>
          <text:p text:style-name="P17"><text:span text:style-name="Strong_20_Emphasis">Rootkit</text:span>: Conjunto de herramientas diseñadas para ocultar la presencia de malware o actividades maliciosas en el sistema.</text:p>
        </text:list-item>
        <text:list-item>
          <text:p text:style-name="P17"><text:span text:style-name="Strong_20_Emphasis">Análisis Estático</text:span>: Examina el archivo malicioso sin ejecutarlo (ej., estudio de metadatos, strings, código desensamblado).</text:p>
        </text:list-item>
        <text:list-item>
          <text:p text:style-name="P17"><text:span text:style-name="Strong_20_Emphasis">Análisis Dinámico</text:span>: Observa y registra el comportamiento del malware durante su ejecución en un entorno controlado (sandbox).</text:p>
        </text:list-item>
      </text:list>
      <text:h text:style-name="P2" text:outline-level="3"><text:span text:style-name="Strong_20_Emphasis">Referencias y Lecturas Recomendadas</text:span></text:h>
      <text:list text:style-name="L12">
        <text:list-item>
          <text:p text:style-name="P18">Documentación oficial de Microsoft sobre las novedades y el ciclo de vida de Windows 11 25H2.</text:p>
        </text:list-item>
        <text:list-item>
          <text:p text:style-name="P18">Glosario de amenazas de instituciones como el CERT o el MITRE ATT&amp;CK.</text:p>
        </text:list-item>
      </text:list>
      <text:p text:style-name="Horizontal_20_Line"/>
      <text:h text:style-name="P1" text:outline-level="2"><text:soft-page-break/><text:span text:style-name="Strong_20_Emphasis">🧪 Módulo 2 — Preparación del Entorno de Laboratorio Seguro (Windows 11 25H2)</text:span></text:h>
      <text:h text:style-name="P2" text:outline-level="3"><text:span text:style-name="Strong_20_Emphasis">Objetivos</text:span></text:h>
      <text:list text:style-name="L13">
        <text:list-item>
          <text:p text:style-name="P19">Crear y configurar máquinas virtuales (VM) aisladas utilizando Oracle VirtualBox.</text:p>
        </text:list-item>
        <text:list-item>
          <text:p text:style-name="P19">Establecer redes virtuales seguras (modo "Host-Only" o "NAT" sin salida a Internet).</text:p>
        </text:list-item>
        <text:list-item>
          <text:p text:style-name="P19">Dominar el uso de instantáneas (snapshots) para revertir el estado de la VM tras cada prueba.</text:p>
        </text:list-item>
      </text:list>
      <text:h text:style-name="P2" text:outline-level="3"><text:span text:style-name="Strong_20_Emphasis">Ejercicio 2.1 — Crear un Laboratorio Seguro en VirtualBox</text:span></text:h>
      <text:p text:style-name="P15"><text:span text:style-name="Strong_20_Emphasis">Requisitos Previos:</text:span></text:p>
      <text:list text:style-name="L14">
        <text:list-item>
          <text:p text:style-name="P20">Oracle VirtualBox instalado en el equipo anfitrión.</text:p>
        </text:list-item>
        <text:list-item>
          <text:p text:style-name="P20">Imagen de instalación de<text:span text:style-name="Strong_20_Emphasis">Windows 11 (versión 25H2)</text:span>.</text:p>
        </text:list-item>
        <text:list-item>
          <text:p text:style-name="P20">Mínimo 8 GB de RAM en el host (se recomiendan 16 GB).</text:p>
        </text:list-item>
      </text:list>
      <text:p text:style-name="P15"><text:span text:style-name="Strong_20_Emphasis">Pasos Detallados:</text:span></text:p>
      <text:list text:style-name="L15">
        <text:list-item>
          <text:p text:style-name="P21"><text:span text:style-name="Strong_20_Emphasis">Instalar y Configurar VirtualBox:</text:span>Descarga e instala la última versión de Oracle VirtualBox.</text:p>
        </text:list-item>
        <text:list-item>
          <text:p text:style-name="P22"><text:span text:style-name="Strong_20_Emphasis">Crear una Nueva VM para Windows 11:</text:span></text:p>
          <text:list>
            <text:list-item>
              <text:p text:style-name="P21">Especifica al menos<text:span text:style-name="Strong_20_Emphasis">4 GB de RAM</text:span>y<text:span text:style-name="Strong_20_Emphasis">2 núcleos de CPU</text:span>.</text:p>
            </text:list-item>
            <text:list-item>
              <text:p text:style-name="P21">Crea un disco virtual dinámico de<text:span text:style-name="Strong_20_Emphasis">al menos 60 GB</text:span>.</text:p>
            </text:list-item>
          </text:list>
        </text:list-item>
        <text:list-item>
          <text:p text:style-name="P22"><text:span text:style-name="Strong_20_Emphasis">Aislar la Red (Paso Crítico):</text:span></text:p>
          <text:list>
            <text:list-item>
              <text:p text:style-name="P21">En la configuración de la VM, ve a<text:span text:style-name="Emphasis">Red</text:span>.</text:p>
            </text:list-item>
            <text:list-item>
              <text:p text:style-name="P21">Selecciona<text:span text:style-name="Emphasis">Adaptador 1</text:span>y cambia el modo<text:span text:style-name="Emphasis">Conectado a:</text:span>a<text:span text:style-name="Strong_20_Emphasis">"Red solo anfitrión"</text:span>.</text:p>
            </text:list-item>
            <text:list-item>
              <text:p text:style-name="P21">Esto crea una red privada entre el host y la VM,<text:span text:style-name="Strong_20_Emphasis">sin acceso a Internet</text:span>.</text:p>
            </text:list-item>
          </text:list>
        </text:list-item>
        <text:list-item>
          <text:p text:style-name="P21"><text:span text:style-name="Strong_20_Emphasis">Instalar Windows 11 25H2:</text:span>Monta la imagen ISO e instala el sistema operativo en la VM.</text:p>
        </text:list-item>
        <text:list-item>
          <text:p text:style-name="P21"><text:span text:style-name="Strong_20_Emphasis">Instalar Guest Additions:</text:span>Mejora la integración y el rendimiento.</text:p>
        </text:list-item>
        <text:list-item>
          <text:p text:style-name="P22"><text:span text:style-name="Strong_20_Emphasis">Crear Instantánea (Snapshot) Base:</text:span></text:p>
          <text:list>
            <text:list-item>
              <text:p text:style-name="P21">Con la VM encendida y limpia, ve al menú de VirtualBox y selecciona<text:span text:style-name="Emphasis">Snapshots</text:span>.</text:p>
            </text:list-item>
            <text:list-item>
              <text:p text:style-name="P21">Crea una nueva instantánea y nómbrala<text:span text:style-name="Strong_20_Emphasis">"Base_Clean_Win11_25H2"</text:span>.</text:p>
            </text:list-item>
            <text:list-item>
              <text:p text:style-name="P21"><text:span text:style-name="Strong_20_Emphasis">Siempre</text:span>vuelve a este punto antes de iniciar una nueva práctica.</text:p>
            </text:list-item>
          </text:list>
        </text:list-item>
      </text:list>
      <text:p text:style-name="P15"><text:span text:style-name="Strong_20_Emphasis">Resultados Esperados:</text:span>Una máquina virtual con Windows 11 25H2 completamente aislada de tu red física y de Internet, con un estado base al que puedes revertir en segundos.</text:p>
      <text:p text:style-name="Horizontal_20_Line"/>
      <text:h text:style-name="P1" text:outline-level="2"><text:soft-page-break/><text:span text:style-name="Strong_20_Emphasis">🔍 Módulo 3 — Análisis de Archivos y Verificación con Herramientas en Línea</text:span></text:h>
      <text:h text:style-name="P2" text:outline-level="3"><text:span text:style-name="Strong_20_Emphasis">Objetivos</text:span></text:h>
      <text:list text:style-name="L16">
        <text:list-item>
          <text:p text:style-name="P23">Aprender a verificar archivos sospechosos utilizando servicios de análisis multicomparador.</text:p>
        </text:list-item>
        <text:list-item>
          <text:p text:style-name="P23">Comprender el funcionamiento básico de la detección basada en firmas.</text:p>
        </text:list-item>
        <text:list-item>
          <text:p text:style-name="P23">Familiarizarse con repositorios de muestras para investigación.</text:p>
        </text:list-item>
      </text:list>
      <text:h text:style-name="P2" text:outline-level="3"><text:span text:style-name="Strong_20_Emphasis">Ejercicio 3.1 — Generar y Verificar el Archivo de Prueba EICAR</text:span></text:h>
      <text:p text:style-name="P15"><text:span text:style-name="Strong_20_Emphasis">Concepto:</text:span>El archivo EICAR es una cadena de texto inocua que todos los antivirus reconocen como malware para fines de prueba, sin ningún riesgo real.</text:p>
      <text:p text:style-name="P15"><text:span text:style-name="Strong_20_Emphasis">Pasos Detallados:</text:span></text:p>
      <text:list text:style-name="L17">
        <text:list-item>
          <text:p text:style-name="P24"><text:span text:style-name="Strong_20_Emphasis">Crear el Archivo de Prueba:</text:span>En tu VM aislada, abre el Bloc de notas y pega la siguiente línea exacta:<text:line-break/><text:span text:style-name="Source_20_Text"><text:span text:style-name="T3">X5O!P%@AP[4\PZX54(P^)7CC)7}$EICAR-STANDARD-ANTIVIRUS-TEST-FILE!$H+H*</text:span></text:span><text:line-break/>Guárdalo como<text:span text:style-name="Source_20_Text"><text:span text:style-name="T3">eicar.txt</text:span></text:span>.</text:p>
        </text:list-item>
        <text:list-item>
          <text:p text:style-name="P24"><text:span text:style-name="Strong_20_Emphasis">Probar la Detección Local (Opcional):</text:span>Renombra el archivo a<text:span text:style-name="Source_20_Text"><text:span text:style-name="T3">eicar.com</text:span></text:span>. Windows Defender (si está activo) debería detectarlo y cuarentenarlo inmediatamente.</text:p>
        </text:list-item>
        <text:list-item>
          <text:p text:style-name="P25"><text:span text:style-name="Strong_20_Emphasis">Verificación en VirusTotal:</text:span></text:p>
          <text:list>
            <text:list-item>
              <text:p text:style-name="P24">En tu máquina<text:span text:style-name="Strong_20_Emphasis">anfitriona</text:span>(nunca en la VM de pruebas), sube el archivo<text:span text:style-name="Source_20_Text"><text:span text:style-name="T3">eicar.txt</text:span></text:span>a<text:a xlink:type="simple" xlink:href="https://www.virustotal.com/" office:target-frame-name="_blank" xlink:show="new" text:style-name="Internet_20_link" text:visited-style-name="Visited_20_Internet_20_Link"><text:span text:style-name="T4">www.virustotal.com</text:span></text:a>.</text:p>
            </text:list-item>
            <text:list-item>
              <text:p text:style-name="P24">Analiza el informe: observa el porcentaje de motores que lo detectan, los nombres de la detección y los hashes (SHA256, MD5).</text:p>
            </text:list-item>
          </text:list>
        </text:list-item>
        <text:list-item>
          <text:p text:style-name="P25"><text:span text:style-name="Strong_20_Emphasis">Análisis de Resultados:</text:span></text:p>
          <text:list>
            <text:list-item>
              <text:p text:style-name="P24">¿Por qué un simple archivo de texto es detectado por más de 60 antivirus?</text:p>
            </text:list-item>
            <text:list-item>
              <text:p text:style-name="P24">Investiga la diferencia entre<text:span text:style-name="Strong_20_Emphasis">detección por firma</text:span>(como esta) y<text:span text:style-name="Strong_20_Emphasis">detección heurística o comportamental</text:span>.</text:p>
            </text:list-item>
          </text:list>
        </text:list-item>
      </text:list>
      <text:h text:style-name="P2" text:outline-level="3"><text:span text:style-name="Strong_20_Emphasis">Ejercicio 3.2 — Explorar el Repositorio TheZoo (Solo Consulta)</text:span></text:h>
      <text:p text:style-name="P15"><text:span text:style-name="Strong_20_Emphasis">Concepto:</text:span>TheZoo es un proyecto que recopila muestras de malware reales, cifradas y con fines educativos, para facilitar la investigación.</text:p>
      <text:p text:style-name="P15"><text:span text:style-name="Strong_20_Emphasis">Pasos Seguros (Sin Descargar):</text:span></text:p>
      <text:list text:style-name="L18">
        <text:list-item>
          <text:p text:style-name="P26"><text:soft-page-break/>Visita el repositorio en GitHub:<text:a xlink:type="simple" xlink:href="https://github.com/ytisf/theZoo" office:target-frame-name="_blank" xlink:show="new" text:style-name="Internet_20_link" text:visited-style-name="Visited_20_Internet_20_Link"><text:span text:style-name="T4">https://github.com/ytisf/theZoo</text:span></text:a>.</text:p>
        </text:list-item>
        <text:list-item>
          <text:p text:style-name="P26">Explora la estructura del proyecto, prestando especial atención al<text:span text:style-name="Strong_20_Emphasis">disclaimer de seguridad</text:span>.</text:p>
        </text:list-item>
        <text:list-item>
          <text:p text:style-name="P26">Revisa la documentación para entender el proceso: cada muestra está en un ZIP cifrado, con su hash y contraseña separados.</text:p>
        </text:list-item>
        <text:list-item>
          <text:p text:style-name="P26"><text:span text:style-name="Strong_20_Emphasis">Reflexión:</text:span>¿Por qué es fundamental que repositorios como este mantengan las muestras cifradas y adviertan explícitamente sobre los peligros?</text:p>
        </text:list-item>
        <text:list-item>
          <text:p text:style-name="P39">Más granjas de virus: <text:a xlink:type="simple" xlink:href="https://bazaar.abuse.ch/browse/" text:style-name="Internet_20_link" text:visited-style-name="Visited_20_Internet_20_Link">https://bazaar.abuse.ch/browse/</text:a> </text:p>
        </text:list-item>
      </text:list>
      <text:p text:style-name="Horizontal_20_Line"/>
      <text:h text:style-name="P1" text:outline-level="2"><text:span text:style-name="Strong_20_Emphasis">🛠️ Módulo 4 — Análisis Dinámico Seguro y Comportamiento</text:span></text:h>
      <text:h text:style-name="P2" text:outline-level="3"><text:span text:style-name="Strong_20_Emphasis">Objetivos</text:span></text:h>
      <text:list text:style-name="L19">
        <text:list-item>
          <text:p text:style-name="P27">Observar el comportamiento de un archivo en ejecución dentro de un entorno controlado.</text:p>
        </text:list-item>
        <text:list-item>
          <text:p text:style-name="P27">Identificar actividades maliciosas comunes: creación de procesos, modificaciones en el registro, tráfico de red.</text:p>
        </text:list-item>
      </text:list>
      <text:h text:style-name="P2" text:outline-level="3"><text:span text:style-name="Strong_20_Emphasis">Ejercicio 4.1 — Simulación de Análisis con Herramientas del Sistema</text:span></text:h>
      <text:p text:style-name="P15"><text:span text:style-name="Strong_20_Emphasis">Nota:</text:span>En lugar de malware real, usaremos herramientas legítimas para simular comportamientos observables.</text:p>
      <text:p text:style-name="P15"><text:span text:style-name="Strong_20_Emphasis">Herramientas a Utilizar (Descargar de fuentes oficiales):</text:span></text:p>
      <text:list text:style-name="L20">
        <text:list-item>
          <text:p text:style-name="P28"><text:span text:style-name="Strong_20_Emphasis">Process Explorer y Process Monitor (Sysinternals):</text:span>Para monitorizar procesos y actividad del sistema.</text:p>
        </text:list-item>
        <text:list-item>
          <text:p text:style-name="P28"><text:span text:style-name="Strong_20_Emphasis">Wireshark:</text:span>Para capturar tráfico de red (en la red aislada).</text:p>
        </text:list-item>
        <text:list-item>
          <text:p text:style-name="P28"><text:span text:style-name="Strong_20_Emphasis">Autoruns (Sysinternals):</text:span>Para ver programas que se inician automáticamente.</text:p>
        </text:list-item>
      </text:list>
      <text:p text:style-name="P15"><text:span text:style-name="Strong_20_Emphasis">Pasos Detallados:</text:span></text:p>
      <text:list text:style-name="L21">
        <text:list-item>
          <text:p text:style-name="P29"><text:span text:style-name="Strong_20_Emphasis">Preparación:</text:span>En tu VM, descarga e instala las herramientas de Sysinternals. Inicia una captura de Wireshark en la interfaz de red.</text:p>
        </text:list-item>
        <text:list-item>
          <text:p text:style-name="P29"><text:span text:style-name="Strong_20_Emphasis">Establecer Línea Base:</text:span>Ejecuta<text:span text:style-name="Source_20_Text"><text:span text:style-name="T3">Autoruns</text:span></text:span>y<text:span text:style-name="Source_20_Text"><text:span text:style-name="T3">Process Explorer</text:span></text:span>. Toma nota de los procesos y entradas de inicio limpios.</text:p>
        </text:list-item>
        <text:list-item>
          <text:p text:style-name="P29"><text:span text:style-name="Strong_20_Emphasis">Ejecutar una Aplicación de Prueba:</text:span>Ejecuta un programa común, como el Bloc de notas o<text:span text:style-name="Source_20_Text"><text:span text:style-name="T3">calc.exe</text:span></text:span>.</text:p>
        </text:list-item>
        <text:list-item>
          <text:p text:style-name="P30"><text:span text:style-name="Strong_20_Emphasis">Monitorear Comportamiento:</text:span></text:p>
          <text:list>
            <text:list-item>
              <text:p text:style-name="P29">En<text:span text:style-name="Strong_20_Emphasis">Process Monitor</text:span>, aplica filtros para ver solo la actividad del proceso nuevo.</text:p>
            </text:list-item>
            <text:list-item>
              <text:p text:style-name="P29">Busca operaciones de<text:span text:style-name="Strong_20_Emphasis">creación de archivos</text:span>,<text:span text:style-name="Strong_20_Emphasis">escritura en registro</text:span>y<text:span text:style-name="Strong_20_Emphasis">operaciones de red</text:span>.</text:p>
            </text:list-item>
            <text:list-item>
              <text:p text:style-name="P29">En<text:span text:style-name="Strong_20_Emphasis">Wireshark</text:span>, observa si se genera algún tráfico (en una red aislada, no debería haberlo).</text:p>
            </text:list-item>
          </text:list>
        </text:list-item>
        <text:list-item>
          <text:p text:style-name="P29"><text:soft-page-break/><text:span text:style-name="Strong_20_Emphasis">Análisis Post-Ejecución:</text:span>Usa<text:span text:style-name="Source_20_Text"><text:span text:style-name="T3">Autoruns</text:span></text:span>de nuevo para verificar que la aplicación de prueba no haya creado entradas de persistencia no deseadas.</text:p>
        </text:list-item>
      </text:list>
      <text:p text:style-name="P15"><text:span text:style-name="Strong_20_Emphasis">Discusión:</text:span>Este flujo de trabajo (establecer línea base, ejecutar, monitorizar, comparar) es la base del análisis dinámico. Con malware real, aquí se identificarían conexiones a servidores C&amp;C, inyección en procesos legítimos o cifrado de archivos.</text:p>
      <text:p text:style-name="Horizontal_20_Line"/>
      <text:h text:style-name="P1" text:outline-level="2"><text:span text:style-name="Strong_20_Emphasis">🔥 Módulo 5 — Configuración del Firewall de Windows y Seguridad de Red</text:span></text:h>
      <text:h text:style-name="P2" text:outline-level="3"><text:span text:style-name="Strong_20_Emphasis">Objetivos</text:span></text:h>
      <text:list text:style-name="L22">
        <text:list-item>
          <text:p text:style-name="P31">Comprender la función y la configuración del Firewall de Windows con Seguridad Avanzada.</text:p>
        </text:list-item>
        <text:list-item>
          <text:p text:style-name="P31">Crear y probar reglas de firewall personalizadas para bloquear tráfico no deseado.</text:p>
        </text:list-item>
        <text:list-item>
          <text:p text:style-name="P31">Explorar las configuraciones de seguridad recomendadas para Windows 11 25H2.</text:p>
        </text:list-item>
      </text:list>
      <text:h text:style-name="P2" text:outline-level="3"><text:span text:style-name="Strong_20_Emphasis">Ejercicio 5.1 — Creación y Prueba de Reglas de Firewall</text:span></text:h>
      <text:p text:style-name="P15"><text:span text:style-name="Strong_20_Emphasis">Concepto:</text:span>El Firewall de Windows filtra el tráfico de red entrante y saliente basándose en reglas que pueden definirse por puerto, programa o dirección IP.</text:p>
      <text:p text:style-name="P15"><text:span text:style-name="Strong_20_Emphasis">Pasos Detallados:</text:span></text:p>
      <text:list text:style-name="L23">
        <text:list-item>
          <text:p text:style-name="P32"><text:span text:style-name="Strong_20_Emphasis">Acceder a la Consola Avanzada:</text:span>En la VM, busca "Firewall de Windows con seguridad avanzada" o ejecuta<text:span text:style-name="Source_20_Text"><text:span text:style-name="T3">wf.msc</text:span></text:span>.</text:p>
        </text:list-item>
        <text:list-item>
          <text:p text:style-name="P33"><text:span text:style-name="Strong_20_Emphasis">Crear una Regla de Entrada (Inbound) de Bloqueo:</text:span></text:p>
          <text:list>
            <text:list-item>
              <text:p text:style-name="P32">Haz clic en<text:span text:style-name="Emphasis">Reglas de entrada</text:span>&gt;<text:span text:style-name="Emphasis">Nueva regla...</text:span>.</text:p>
            </text:list-item>
            <text:list-item>
              <text:p text:style-name="P32">Selecciona<text:span text:style-name="Emphasis">Puerto</text:span>&gt;<text:span text:style-name="Emphasis">TCP</text:span>y puertos específicos:<text:span text:style-name="Source_20_Text"><text:span text:style-name="T3">5555</text:span></text:span>.</text:p>
            </text:list-item>
            <text:list-item>
              <text:p text:style-name="P32">Elige<text:span text:style-name="Emphasis">Bloquear la conexión</text:span>.</text:p>
            </text:list-item>
            <text:list-item>
              <text:p text:style-name="P32">Aplica la regla a los perfiles<text:span text:style-name="Emphasis">Dominio, Privada y Pública</text:span>.</text:p>
            </text:list-item>
            <text:list-item>
              <text:p text:style-name="P32">Ponle un nombre, por ejemplo, "Bloqueo_Puerto_5555".</text:p>
            </text:list-item>
          </text:list>
        </text:list-item>
        <text:list-item>
          <text:p text:style-name="P33"><text:span text:style-name="Strong_20_Emphasis">Probar la Regla:</text:span></text:p>
          <text:list>
            <text:list-item>
              <text:p text:style-name="P32">Abre PowerShell como administrador.</text:p>
            </text:list-item>
            <text:list-item>
              <text:p text:style-name="P32">Intenta crear un listener en el puerto 5555:<text:span text:style-name="Source_20_Text"><text:span text:style-name="T3">Test-NetConnection -ComputerName 127.0.0.1 -Port 5555</text:span></text:span>.</text:p>
            </text:list-item>
            <text:list-item>
              <text:p text:style-name="P32">La conexión debería fallar, demostrando que el firewall está bloqueando el tráfico.</text:p>
            </text:list-item>
          </text:list>
        </text:list-item>
        <text:list-item>
          <text:p text:style-name="P32"><text:span text:style-name="Strong_20_Emphasis">Crear una Regla de Salida (Outbound):</text:span>Repite el proceso para crear una regla de salida que bloquee el acceso a una dirección IP externa simulada (ej.,<text:span text:style-name="Source_20_Text"><text:span text:style-name="T3">192.168.56.100</text:span></text:span>).</text:p>
        </text:list-item>
      </text:list>
      <text:h text:style-name="P2" text:outline-level="3"><text:soft-page-break/><text:span text:style-name="Strong_20_Emphasis">Ejercicio 5.2 — Exploración de la Línea Base de Seguridad de Windows 11 25H2</text:span></text:h>
      <text:p text:style-name="P15"><text:span text:style-name="Strong_20_Emphasis">Concepto:</text:span>Microsoft publica "Líneas Base de Seguridad" que son conjuntos de configuraciones recomendadas para proteger sistemas empresariales.</text:p>
      <text:p text:style-name="P15"><text:span text:style-name="Strong_20_Emphasis">Pasos:</text:span></text:p>
      <text:list text:style-name="L24">
        <text:list-item>
          <text:p text:style-name="P34">Visita el anuncio oficial de la línea base para Windows 11 25H2 en el Microsoft Community Hub.</text:p>
        </text:list-item>
        <text:list-item>
          <text:p text:style-name="P35">Explora la documentación asociada. Identifica configuraciones relacionadas con:</text:p>
          <text:list>
            <text:list-item>
              <text:p text:style-name="P34"><text:span text:style-name="Strong_20_Emphasis">Firewall:</text:span>Políticas predeterminadas más restrictivas.</text:p>
            </text:list-item>
            <text:list-item>
              <text:p text:style-name="P34"><text:span text:style-name="Strong_20_Emphasis">Windows Defender:</text:span>Ajustes de protección.</text:p>
            </text:list-item>
            <text:list-item>
              <text:p text:style-name="P34"><text:span text:style-name="Strong_20_Emphasis">Configuración de auditoría:</text:span>Qué eventos se recomienda registrar.</text:p>
            </text:list-item>
          </text:list>
        </text:list-item>
        <text:list-item>
          <text:p text:style-name="P34"><text:span text:style-name="Strong_20_Emphasis">Reflexión:</text:span>¿Por qué es valioso para un analista de seguridad entender estas configuraciones recomendadas? ¿Cómo podría un malware intentar evadir estas protecciones?</text:p>
        </text:list-item>
      </text:list>
      <text:p text:style-name="Horizontal_20_Line"/>
      <text:h text:style-name="P1" text:outline-level="2"><text:span text:style-name="Strong_20_Emphasis">🧩 Módulo 6 — Integración, Limpieza y Buenas Prácticas</text:span></text:h>
      <text:h text:style-name="P2" text:outline-level="3"><text:span text:style-name="Strong_20_Emphasis">Objetivo</text:span></text:h>
      <text:list text:style-name="L25">
        <text:list-item>
          <text:p text:style-name="P36">Integrar los conocimientos de todos los módulos en un flujo de trabajo coherente.</text:p>
        </text:list-item>
        <text:list-item>
          <text:p text:style-name="P36">Aprender técnicas básicas de limpieza y verificación post-análisis.</text:p>
        </text:list-item>
      </text:list>
      <text:h text:style-name="P2" text:outline-level="3"><text:span text:style-name="Strong_20_Emphasis">Ejercicio 6.1 — Flujo de Trabajo Completo para un Incidente Simulado</text:span></text:h>
      <text:p text:style-name="P15"><text:span text:style-name="Strong_20_Emphasis">Escenario:</text:span>Has recibido un archivo sospechoso. Debes analizarlo sin poner en riesgo tu sistema.</text:p>
      <text:p text:style-name="P15"><text:span text:style-name="Strong_20_Emphasis">Pasos a Seguir (Guía):</text:span></text:p>
      <text:list text:style-name="L26">
        <text:list-item>
          <text:p text:style-name="P37"><text:span text:style-name="Strong_20_Emphasis">Aislamiento:</text:span>Trabaja siempre en tu VM aislada. Revisa que la red esté en modo "Host-Only".</text:p>
        </text:list-item>
        <text:list-item>
          <text:p text:style-name="P37"><text:span text:style-name="Strong_20_Emphasis">Instantánea:</text:span>Asegúrate de estar en el snapshot "Base_Clean_Win11_25H2".</text:p>
        </text:list-item>
        <text:list-item>
          <text:p text:style-name="P38"><text:span text:style-name="Strong_20_Emphasis">Análisis Estático Previo (desde el host):</text:span></text:p>
          <text:list>
            <text:list-item>
              <text:p text:style-name="P37">Sube el hash del archivo a VirusTotal.</text:p>
            </text:list-item>
            <text:list-item>
              <text:p text:style-name="P37">Revisa metadatos con herramientas como<text:span text:style-name="Source_20_Text"><text:span text:style-name="T3">file</text:span></text:span>(en Linux) o<text:span text:style-name="Source_20_Text"><text:span text:style-name="T3">Properties</text:span></text:span>en Windows.</text:p>
            </text:list-item>
          </text:list>
        </text:list-item>
        <text:list-item>
          <text:p text:style-name="P38"><text:span text:style-name="Strong_20_Emphasis">Análisis Dinámico Controlado (en la VM):</text:span></text:p>
          <text:list>
            <text:list-item>
              <text:p text:style-name="P37">Prepara tus herramientas de monitorización (Process Monitor, Wireshark).</text:p>
            </text:list-item>
            <text:list-item>
              <text:p text:style-name="P37">Ejecuta la muestra (si es seguro hacerlo) y documenta todo comportamiento.</text:p>
            </text:list-item>
          </text:list>
        </text:list-item>
        <text:list-item>
          <text:p text:style-name="P37"><text:span text:style-name="Strong_20_Emphasis">Contención:</text:span>Si el malware intenta comunicarse, usa las reglas de firewall creadas en el Módulo 5 para bloquear esas conexiones.</text:p>
        </text:list-item>
        <text:list-item>
          <text:p text:style-name="P37"><text:soft-page-break/><text:span text:style-name="Strong_20_Emphasis">Limpieza:</text:span>En lugar de intentar limpiar manualmente,<text:span text:style-name="Strong_20_Emphasis">reviértete a la instantánea base</text:span>. Esta es la forma más segura y eficaz en un entorno de laboratorio.</text:p>
        </text:list-item>
        <text:list-item>
          <text:p text:style-name="P37"><text:span text:style-name="Strong_20_Emphasis">Documentación:</text:span>Genera un breve informe con los Indicadores de Compromiso (IOCs) encontrados: hashes, nombres de archivo creados, claves de registro, direcciones IP y puertos de conexión.</text:p>
        </text:list-item>
      </text:list>
      <text:h text:style-name="P2" text:outline-level="3"><text:span text:style-name="Strong_20_Emphasis">Recursos Finales y Herramientas Clave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P5">Categoría</text:p>
            </table:table-cell>
            <table:table-cell table:style-name="Tabla1.A1" office:value-type="string">
              <text:p text:style-name="P5">Herramienta / Recurso</text:p>
            </table:table-cell>
            <table:table-cell table:style-name="Tabla1.A1" office:value-type="string">
              <text:p text:style-name="P5">Fuente Oficial / Enlace</text:p>
            </table:table-cell>
            <table:table-cell table:style-name="Tabla1.A1" office:value-type="string">
              <text:p text:style-name="P5">Uso en el Curso</text:p>
            </table:table-cell>
          </table:table-row>
        </table:table-header-rows>
        <table:table-row>
          <table:table-cell table:style-name="Tabla1.A2" office:value-type="string">
            <text:p text:style-name="P4"><text:span text:style-name="Strong_20_Emphasis">Virtualización</text:span></text:p>
          </table:table-cell>
          <table:table-cell table:style-name="Tabla1.A2" office:value-type="string">
            <text:p text:style-name="P4">Oracle VirtualBox</text:p>
          </table:table-cell>
          <table:table-cell table:style-name="Tabla1.A2" office:value-type="string">
            <text:p text:style-name="P4"><text:a xlink:type="simple" xlink:href="https://www.virtualbox.org/" office:target-frame-name="_blank" xlink:show="new" text:style-name="Internet_20_link" text:visited-style-name="Visited_20_Internet_20_Link"><text:span text:style-name="T4">virtualbox.org</text:span></text:a></text:p>
          </table:table-cell>
          <table:table-cell table:style-name="Tabla1.A2" office:value-type="string">
            <text:p text:style-name="P4">Crear el laboratorio aislado.</text:p>
          </table:table-cell>
        </table:table-row>
        <table:table-row>
          <table:table-cell table:style-name="Tabla1.A2" office:value-type="string">
            <text:p text:style-name="P4"><text:span text:style-name="Strong_20_Emphasis">Sistema Operativo</text:span></text:p>
          </table:table-cell>
          <table:table-cell table:style-name="Tabla1.A2" office:value-type="string">
            <text:p text:style-name="P4">Windows 11 25H2</text:p>
          </table:table-cell>
          <table:table-cell table:style-name="Tabla1.A2" office:value-type="string">
            <text:p text:style-name="P4"><text:a xlink:type="simple" xlink:href="https://www.microsoft.com/" office:target-frame-name="_blank" xlink:show="new" text:style-name="Internet_20_link" text:visited-style-name="Visited_20_Internet_20_Link"><text:span text:style-name="T4">Microsoft</text:span></text:a></text:p>
          </table:table-cell>
          <table:table-cell table:style-name="Tabla1.A2" office:value-type="string">
            <text:p text:style-name="P4">Entorno principal de análisis.</text:p>
          </table:table-cell>
        </table:table-row>
        <table:table-row>
          <table:table-cell table:style-name="Tabla1.A2" office:value-type="string">
            <text:p text:style-name="P4"><text:span text:style-name="Strong_20_Emphasis">Pruebas Seguras</text:span></text:p>
          </table:table-cell>
          <table:table-cell table:style-name="Tabla1.A2" office:value-type="string">
            <text:p text:style-name="P4">Archivo EICAR</text:p>
          </table:table-cell>
          <table:table-cell table:style-name="Tabla1.A2" office:value-type="string">
            <text:p text:style-name="P4"><text:a xlink:type="simple" xlink:href="https://www.eicar.org/" office:target-frame-name="_blank" xlink:show="new" text:style-name="Internet_20_link" text:visited-style-name="Visited_20_Internet_20_Link"><text:span text:style-name="T4">eicar.org</text:span></text:a></text:p>
          </table:table-cell>
          <table:table-cell table:style-name="Tabla1.A2" office:value-type="string">
            <text:p text:style-name="P4">Prueba de detección de antivirus.</text:p>
          </table:table-cell>
        </table:table-row>
        <table:table-row>
          <table:table-cell table:style-name="Tabla1.A2" office:value-type="string">
            <text:p text:style-name="P4"><text:span text:style-name="Strong_20_Emphasis">Repositorio de Muestras</text:span></text:p>
          </table:table-cell>
          <table:table-cell table:style-name="Tabla1.A2" office:value-type="string">
            <text:p text:style-name="P4">TheZoo (Solo consulta)</text:p>
          </table:table-cell>
          <table:table-cell table:style-name="Tabla1.A2" office:value-type="string">
            <text:p text:style-name="P4"><text:a xlink:type="simple" xlink:href="https://github.com/ytisf/theZoo" office:target-frame-name="_blank" xlink:show="new" text:style-name="Internet_20_link" text:visited-style-name="Visited_20_Internet_20_Link"><text:span text:style-name="T4">GitHub</text:span></text:a></text:p>
          </table:table-cell>
          <table:table-cell table:style-name="Tabla1.A2" office:value-type="string">
            <text:p text:style-name="P4">Estudio de estructura y metadatos de malware real.</text:p>
          </table:table-cell>
        </table:table-row>
        <table:table-row>
          <table:table-cell table:style-name="Tabla1.A2" office:value-type="string">
            <text:p text:style-name="P4"><text:span text:style-name="Strong_20_Emphasis">Análisis en Línea</text:span></text:p>
          </table:table-cell>
          <table:table-cell table:style-name="Tabla1.A2" office:value-type="string">
            <text:p text:style-name="P4">VirusTotal</text:p>
          </table:table-cell>
          <table:table-cell table:style-name="Tabla1.A2" office:value-type="string">
            <text:p text:style-name="P4"><text:a xlink:type="simple" xlink:href="https://www.virustotal.com/" office:target-frame-name="_blank" xlink:show="new" text:style-name="Internet_20_link" text:visited-style-name="Visited_20_Internet_20_Link"><text:span text:style-name="T4">virustotal.com</text:span></text:a></text:p>
          </table:table-cell>
          <table:table-cell table:style-name="Tabla1.A2" office:value-type="string">
            <text:p text:style-name="P4">Verificación de hashes y detecciones.</text:p>
          </table:table-cell>
        </table:table-row>
        <table:table-row>
          <table:table-cell table:style-name="Tabla1.A2" office:value-type="string">
            <text:p text:style-name="P4"><text:span text:style-name="Strong_20_Emphasis">Monitoreo de Sistema</text:span></text:p>
          </table:table-cell>
          <table:table-cell table:style-name="Tabla1.A2" office:value-type="string">
            <text:p text:style-name="P4">Sysinternals Suite</text:p>
          </table:table-cell>
          <table:table-cell table:style-name="Tabla1.A2" office:value-type="string">
            <text:p text:style-name="P4"><text:a xlink:type="simple" xlink:href="https://docs.microsoft.com/sysinternals/" office:target-frame-name="_blank" xlink:show="new" text:style-name="Internet_20_link" text:visited-style-name="Visited_20_Internet_20_Link"><text:span text:style-name="T4">Microsoft</text:span></text:a></text:p>
          </table:table-cell>
          <table:table-cell table:style-name="Tabla1.A2" office:value-type="string">
            <text:p text:style-name="P4">Process Explorer, Process Monitor, Autoruns.</text:p>
          </table:table-cell>
        </table:table-row>
        <table:table-row>
          <table:table-cell table:style-name="Tabla1.A2" office:value-type="string">
            <text:p text:style-name="P4"><text:span text:style-name="Strong_20_Emphasis">Análisis de Red</text:span></text:p>
          </table:table-cell>
          <table:table-cell table:style-name="Tabla1.A2" office:value-type="string">
            <text:p text:style-name="P4">Wireshark</text:p>
          </table:table-cell>
          <table:table-cell table:style-name="Tabla1.A2" office:value-type="string">
            <text:p text:style-name="P4"><text:a xlink:type="simple" xlink:href="https://www.wireshark.org/" office:target-frame-name="_blank" xlink:show="new" text:style-name="Internet_20_link" text:visited-style-name="Visited_20_Internet_20_Link"><text:span text:style-name="T4">wireshark.org</text:span></text:a></text:p>
          </table:table-cell>
          <table:table-cell table:style-name="Tabla1.A2" office:value-type="string">
            <text:p text:style-name="P4">Captura de tráfico en la red aislada.</text:p>
          </table:table-cell>
        </table:table-row>
        <table:table-row>
          <table:table-cell table:style-name="Tabla1.A2" office:value-type="string">
            <text:p text:style-name="P4"><text:span text:style-name="Strong_20_Emphasis">Configuración de Seguridad</text:span></text:p>
          </table:table-cell>
          <table:table-cell table:style-name="Tabla1.A2" office:value-type="string">
            <text:p text:style-name="P4">Línea Base Win11 25H2</text:p>
          </table:table-cell>
          <table:table-cell table:style-name="Tabla1.A2" office:value-type="string">
            <text:p text:style-name="P4"><text:a xlink:type="simple" xlink:href="https://techcommunity.microsoft.com/" office:target-frame-name="_blank" xlink:show="new" text:style-name="Internet_20_link" text:visited-style-name="Visited_20_Internet_20_Link"><text:span text:style-name="T4">Microsoft TechCommunity</text:span></text:a></text:p>
          </table:table-cell>
          <table:table-cell table:style-name="Tabla1.A2" office:value-type="string">
            <text:p text:style-name="P4">Mejores prácticas y configuración de referencia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1T18:31:30.718633771</meta:creation-date>
    <dc:date>2026-02-01T21:33:11.083737576</dc:date>
    <meta:editing-duration>PT1H18M4S</meta:editing-duration>
    <meta:editing-cycles>1</meta:editing-cycles>
    <meta:document-statistic meta:table-count="1" meta:image-count="0" meta:object-count="0" meta:page-count="7" meta:paragraph-count="172" meta:word-count="1668" meta:character-count="11393" meta:non-whitespace-character-count="9979"/>
    <meta:generator>LibreOffice/24.2.2.2$Linux_X86_64 LibreOffice_project/d56cc158d8a96260b836f100ef4b4ef25d6f1a01</meta:generator>
  </office:meta>
</office:document-meta>
</file>